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838" officeooo:paragraph-rsid="000a0838"/>
    </style:style>
    <style:style style:name="P2" style:family="paragraph" style:parent-style-name="Standard">
      <style:text-properties officeooo:rsid="000b2d49" officeooo:paragraph-rsid="000b2d49"/>
    </style:style>
    <style:style style:name="P3" style:family="paragraph" style:parent-style-name="Standard">
      <style:text-properties officeooo:rsid="000d0fe2" officeooo:paragraph-rsid="000d0fe2"/>
    </style:style>
    <style:style style:name="P4" style:family="paragraph" style:parent-style-name="Standard">
      <style:text-properties officeooo:rsid="000e211d" officeooo:paragraph-rsid="000e211d"/>
    </style:style>
    <style:style style:name="P5" style:family="paragraph" style:parent-style-name="Standard">
      <style:text-properties officeooo:rsid="000e526e" officeooo:paragraph-rsid="000e526e"/>
    </style:style>
    <style:style style:name="P6" style:family="paragraph" style:parent-style-name="Standard">
      <style:text-properties officeooo:rsid="000fe7f0" officeooo:paragraph-rsid="000fe7f0"/>
    </style:style>
    <style:style style:name="P7" style:family="paragraph" style:parent-style-name="Standard">
      <style:text-properties officeooo:paragraph-rsid="000fe7f0"/>
    </style:style>
    <style:style style:name="P8" style:family="paragraph" style:parent-style-name="Standard">
      <style:text-properties officeooo:rsid="0011972a" officeooo:paragraph-rsid="0011972a"/>
    </style:style>
    <style:style style:name="P9" style:family="paragraph" style:parent-style-name="Standard">
      <style:text-properties officeooo:rsid="00129d67" officeooo:paragraph-rsid="00129d67"/>
    </style:style>
    <style:style style:name="P10" style:family="paragraph" style:parent-style-name="Standard" style:list-style-name="L1">
      <style:text-properties officeooo:rsid="000e211d" officeooo:paragraph-rsid="000e211d"/>
    </style:style>
    <style:style style:name="P11" style:family="paragraph" style:parent-style-name="Standard" style:list-style-name="L2">
      <style:text-properties officeooo:rsid="000e211d" officeooo:paragraph-rsid="000e211d"/>
    </style:style>
    <style:style style:name="P12" style:family="paragraph" style:parent-style-name="Standard" style:list-style-name="L3">
      <style:text-properties officeooo:rsid="000e526e" officeooo:paragraph-rsid="000e526e"/>
    </style:style>
    <style:style style:name="P13" style:family="paragraph" style:parent-style-name="Standard" style:list-style-name="L4">
      <style:text-properties officeooo:rsid="000e526e" officeooo:paragraph-rsid="000e526e"/>
    </style:style>
    <style:style style:name="P14" style:family="paragraph" style:parent-style-name="Standard" style:list-style-name="L5">
      <style:text-properties officeooo:rsid="0011972a" officeooo:paragraph-rsid="0011972a"/>
    </style:style>
    <style:style style:name="P15" style:family="paragraph" style:parent-style-name="Standard" style:list-style-name="L6">
      <style:text-properties officeooo:rsid="000fe7f0" officeooo:paragraph-rsid="000fe7f0"/>
    </style:style>
    <style:style style:name="P16" style:family="paragraph" style:parent-style-name="Standard">
      <style:text-properties officeooo:rsid="000d0fe2" officeooo:paragraph-rsid="000d0fe2"/>
    </style:style>
    <style:style style:name="P17" style:family="paragraph" style:parent-style-name="Standard" style:list-style-name="L7">
      <style:text-properties officeooo:rsid="0017a20b" officeooo:paragraph-rsid="0017a20b"/>
    </style:style>
    <style:style style:name="T1" style:family="text">
      <style:text-properties officeooo:rsid="000b2d49"/>
    </style:style>
    <style:style style:name="T2" style:family="text">
      <style:text-properties officeooo:rsid="000d0fe2"/>
    </style:style>
    <style:style style:name="T3" style:family="text">
      <style:text-properties officeooo:rsid="000e526e"/>
    </style:style>
    <style:style style:name="T4" style:family="text">
      <style:text-properties officeooo:rsid="0014c1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temania Software Framework [JMSF].</text:p>
      <text:p text:style-name="P1">Design Document.</text:p>
      <text:p text:style-name="P1"/>
      <text:p text:style-name="P6">[Environment, Allocators]</text:p>
      <text:p text:style-name="P1"/>
      <text:p text:style-name="P9">0. make warning push/disable/pop for C++ and C libraries for GCC and MSVC separat<text:span text:style-name="T4">ely.</text:span></text:p>
      <text:p text:style-name="P1"/>
      <text:p text:style-name="P3">1. <text:span text:style-name="T3">Environment</text:span> singletons.</text:p>
      <text:p text:style-name="P3"/>
      <text:p text:style-name="P3">1.1. encodebuba – [ENvironment Compiler Operating system DEtection BUilding BAse]</text:p>
      <text:list xml:id="list1654526177930853013" text:style-name="L7">
        <text:list-item>
          <text:p text:style-name="P17">base Environment</text:p>
        </text:list-item>
      </text:list>
      <text:list xml:id="list185369169284814172" text:style-name="L1">
        <text:list-item>
          <text:p text:style-name="P10">static singleton</text:p>
        </text:list-item>
        <text:list-item>
          <text:p text:style-name="P10">no allocators</text:p>
        </text:list-item>
      </text:list>
      <text:p text:style-name="P4"/>
      <text:p text:style-name="P4">1.<text:span text:style-name="T3">2</text:span>. al_&lt;x&gt; - [Adapter (adaptation) Library]</text:p>
      <text:list xml:id="list5549426011678863844" text:style-name="L2">
        <text:list-item>
          <text:p text:style-name="P11">static singleton</text:p>
        </text:list-item>
      </text:list>
      <text:p text:style-name="P4"/>
      <text:p text:style-name="P5">1.3. <text:s/>jmsf</text:p>
      <text:list xml:id="list6393382989003251917" text:style-name="L3">
        <text:list-item>
          <text:p text:style-name="P12">static singletons - ?</text:p>
        </text:list-item>
        <text:list-item>
          <text:p text:style-name="P12">system allocators</text:p>
        </text:list-item>
        <text:list-item>
          <text:p text:style-name="P12">application allocators (uses system allocator)</text:p>
        </text:list-item>
        <text:list-item>
          <text:p text:style-name="P12">jmsf subsystem allocator (uses application allocator)</text:p>
        </text:list-item>
      </text:list>
      <text:p text:style-name="P5"/>
      <text:p text:style-name="P5">1.4. all others</text:p>
      <text:list xml:id="list4988871281208634828" text:style-name="L4">
        <text:list-item>
          <text:p text:style-name="P13">patterned Singletons</text:p>
        </text:list-item>
        <text:list-item>
          <text:p text:style-name="P13">subsystem allocators (uses application allocator)</text:p>
        </text:list-item>
      </text:list>
      <text:p text:style-name="P5"/>
      <text:p text:style-name="P5"/>
      <text:p text:style-name="P1"><text:span text:style-name="T2">2</text:span>. Allocators.</text:p>
      <text:p text:style-name="P1"/>
      <text:p text:style-name="P1">1.1. System allocator.</text:p>
      <text:p text:style-name="P1">1.2. Application allocator.</text:p>
      <text:p text:style-name="P1">1.3. Subsystem allocator.</text:p>
      <text:p text:style-name="P1">1.4. Thread allocators.</text:p>
      <text:p text:style-name="P1"/>
      <text:p text:style-name="P1"><text:span text:style-name="T2">3</text:span>. Fixed size allocation [FSA] memory pools.</text:p>
      <text:p text:style-name="P1"/>
      <text:p text:style-name="P1">2.1. Application <text:span text:style-name="T1">FSA </text:span>memory pool.</text:p>
      <text:p text:style-name="P1">2.2. Subsystem <text:span text:style-name="T1">FSA m</text:span>emory pool.</text:p>
      <text:p text:style-name="P2">2.3. Thread FSA memory pool.</text:p>
      <text:p text:style-name="P2"/>
      <text:p text:style-name="P2"/>
      <text:p text:style-name="P8">Planning.</text:p>
      <text:p text:style-name="P8"/>
      <text:p text:style-name="P8">1. Allocators.</text:p>
      <text:list xml:id="list6473742756496727105" text:style-name="L5">
        <text:list-item>
          <text:p text:style-name="P14">make them all redirecting to system allocator</text:p>
        </text:list-item>
        <text:list-item>
          <text:p text:style-name="P14">add some logging to system allocator</text:p>
        </text:list-item>
        <text:list-item>
          <text:p text:style-name="P14">make application allocator</text:p>
        </text:list-item>
        <text:list-item>
          <text:p text:style-name="P14">make subsystem allocator</text:p>
        </text:list-item>
        <text:list-item>
          <text:p text:style-name="P14">make thread allocator</text:p>
        </text:list-item>
        <text:list-item>
          <text:p text:style-name="P14">make pool</text:p>
        </text:list-item>
      </text:list>
      <text:p text:style-name="P8"><text:soft-page-break/></text:p>
      <text:p text:style-name="P2"/>
      <text:p text:style-name="P2"/>
      <text:p text:style-name="P6">[jmsf separating]</text:p>
      <text:p text:style-name="P6"/>
      <text:list xml:id="list4064838296685591208" text:style-name="L6">
        <text:list-item>
          <text:p text:style-name="P15">typeing</text:p>
        </text:list-item>
      </text:list>
      <text:p text:style-name="P7"/>
      <text:p text:style-name="P6">do I really need this?</text:p>
      <text:p text:style-name="P6">+ modules</text:p>
      <text:p text:style-name="P6"/>
      <text:p text:style-name="P6">- is it possible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ha </meta:initial-creator>
    <meta:creation-date>2015-10-01T19:32:39.804995139</meta:creation-date>
    <dc:date>2015-10-05T13:46:37.767796411</dc:date>
    <dc:creator>Шалухин Евгений</dc:creator>
    <meta:editing-duration>PT14M33S</meta:editing-duration>
    <meta:editing-cycles>13</meta:editing-cycles>
    <meta:generator>LibreOffice/4.2.8.2$Linux_x86 LibreOffice_project/420m0$Build-2</meta:generator>
    <meta:document-statistic meta:table-count="0" meta:image-count="0" meta:object-count="0" meta:page-count="2" meta:paragraph-count="41" meta:word-count="171" meta:character-count="1125" meta:non-whitespace-character-count="1010"/>
  </office:meta>
</office:document-meta>
</file>